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379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379-1</text:p>
          </table:table-cell>
          <table:table-cell table:style-name="ce1" office:value-type="string" calcext:value-type="string">
            <text:p>Mayor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pragmatist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&amp;apos;re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@-@</text:p>
          </table:table-cell>
          <table:table-cell office:value-type="string" calcext:value-type="string">
            <text:p>solver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1">
          <table:table-cell table:style-name="ce1" office:value-type="string" calcext:value-type="string">
            <text:p>Thei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9491" calcext:value-type="float">
            <text:p>0.9491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9486" calcext:value-type="float">
            <text:p>0.9486</text:p>
          </table:table-cell>
        </table:table-row>
        <table:table-row table:style-name="ro1">
          <table:table-cell office:value-type="string" calcext:value-type="string">
            <text:p>th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8767" calcext:value-type="float">
            <text:p>0.876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359" calcext:value-type="float">
            <text:p>0.9359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0.9616" calcext:value-type="float">
            <text:p>0.9616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45" calcext:value-type="float">
            <text:p>0.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584" calcext:value-type="float">
            <text:p>0.8584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amp;apos;t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9989" calcext:value-type="float">
            <text:p>0.9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&amp;apos;re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9064" calcext:value-type="float">
            <text:p>0.9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738" calcext:value-type="float">
            <text:p>0.87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392" calcext:value-type="float">
            <text:p>0.939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17" calcext:value-type="float">
            <text:p>0.9817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1:25:08.076977243</dc:date>
    <meta:editing-duration>PT37S</meta:editing-duration>
    <meta:editing-cycles>1</meta:editing-cycles>
    <meta:generator>LibreOffice/6.4.7.2$Linux_X86_64 LibreOffice_project/40$Build-2</meta:generator>
    <meta:document-statistic meta:table-count="1" meta:cell-count="288" meta:object-count="0"/>
  </office:meta>
</office:document-meta>
</file>